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38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s théoriques total à 10ms</text:p>
          </table:table-cell>
          <table:table-cell table:style-name="ce2" table:formula="of:=5000/10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s réels total</text:p>
          </table:table-cell>
          <table:table-cell table:style-name="ce2" table:formula="of:=488-1"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10.2669404517454" calcext:value-type="float">
            <text:p>10,266940451745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ce1" office:value-type="string" calcext:value-type="string">
            <text:p>Temps de calcul (ms)</text:p>
          </table:table-cell>
          <table:table-cell table:style-name="ce2" table:formula="of:=[.J5]-10" office:value-type="float" office:value="0.266940451745381" calcext:value-type="float">
            <text:p>0,26694045174538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9" calcext:value-type="float">
            <text:p>249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52" calcext:value-type="float">
            <text:p>252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51" calcext:value-type="float">
            <text:p>251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41" calcext:value-type="float">
            <text:p>24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40" calcext:value-type="float">
            <text:p>24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29" calcext:value-type="float">
            <text:p>22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28" calcext:value-type="float">
            <text:p>22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50" calcext:value-type="float">
            <text:p>25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59" calcext:value-type="float">
            <text:p>259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61" calcext:value-type="float">
            <text:p>26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57" calcext:value-type="float">
            <text:p>257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60" calcext:value-type="float">
            <text:p>26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60" calcext:value-type="float">
            <text:p>26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28" calcext:value-type="float">
            <text:p>22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23" calcext:value-type="float">
            <text:p>22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22" calcext:value-type="float">
            <text:p>222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22" calcext:value-type="float">
            <text:p>22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18" calcext:value-type="float">
            <text:p>21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19" calcext:value-type="float">
            <text:p>21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1" calcext:value-type="float">
            <text:p>23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41" calcext:value-type="float">
            <text:p>24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59" calcext:value-type="float">
            <text:p>25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61" calcext:value-type="float">
            <text:p>26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59" calcext:value-type="float">
            <text:p>259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45" calcext:value-type="float">
            <text:p>245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45" calcext:value-type="float">
            <text:p>245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37" calcext:value-type="float">
            <text:p>23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07" calcext:value-type="float">
            <text:p>207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11" calcext:value-type="float">
            <text:p>2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23" calcext:value-type="float">
            <text:p>22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23" calcext:value-type="float">
            <text:p>22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59" calcext:value-type="float">
            <text:p>259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59" calcext:value-type="float">
            <text:p>259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264" calcext:value-type="float">
            <text:p>26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264" calcext:value-type="float">
            <text:p>26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62" calcext:value-type="float">
            <text:p>262</text:p>
          </table:table-cell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61" calcext:value-type="float">
            <text:p>261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264" calcext:value-type="float">
            <text:p>264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57" calcext:value-type="float">
            <text:p>257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43" calcext:value-type="float">
            <text:p>24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38" calcext:value-type="float">
            <text:p>23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31" calcext:value-type="float">
            <text:p>23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217" calcext:value-type="float">
            <text:p>21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211" calcext:value-type="float">
            <text:p>21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204" calcext:value-type="float">
            <text:p>204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217" calcext:value-type="float">
            <text:p>217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226" calcext:value-type="float">
            <text:p>22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241" calcext:value-type="float">
            <text:p>241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63" calcext:value-type="float">
            <text:p>263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265" calcext:value-type="float">
            <text:p>26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264" calcext:value-type="float">
            <text:p>264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254" calcext:value-type="float">
            <text:p>254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254" calcext:value-type="float">
            <text:p>254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244" calcext:value-type="float">
            <text:p>24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238" calcext:value-type="float">
            <text:p>23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229" calcext:value-type="float">
            <text:p>229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223" calcext:value-type="float">
            <text:p>22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219" calcext:value-type="float">
            <text:p>21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209" calcext:value-type="float">
            <text:p>20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239" calcext:value-type="float">
            <text:p>23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245" calcext:value-type="float">
            <text:p>24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251" calcext:value-type="float">
            <text:p>25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254" calcext:value-type="float">
            <text:p>25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257" calcext:value-type="float">
            <text:p>25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262" calcext:value-type="float">
            <text:p>26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262" calcext:value-type="float">
            <text:p>26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258" calcext:value-type="float">
            <text:p>258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255" calcext:value-type="float">
            <text:p>25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256" calcext:value-type="float">
            <text:p>256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246" calcext:value-type="float">
            <text:p>246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245" calcext:value-type="float">
            <text:p>245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214" calcext:value-type="float">
            <text:p>214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215" calcext:value-type="float">
            <text:p>2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4:48:49.7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4:53:35.489000000</dc:date>
    <meta:editing-duration>PT6M14S</meta:editing-duration>
    <meta:editing-cycles>9</meta:editing-cycles>
    <meta:generator>LibreOffice/7.2.5.2$Windows_X86_64 LibreOffice_project/499f9727c189e6ef3471021d6132d4c694f357e5</meta:generator>
    <meta:document-statistic meta:table-count="1" meta:cell-count="1490" meta:object-count="0"/>
  </office:meta>
</office:document-meta>
</file>